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313.4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29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3.96pt" fo:break-before="auto" style:use-optimal-row-height="fals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68.2pt" fo:break-before="auto" style:use-optimal-row-height="false"/>
    </style:style>
    <style:style style:name="ro6" style:family="table-row">
      <style:table-row-properties style:row-height="32.2pt" fo:break-before="auto" style:use-optimal-row-height="false"/>
    </style:style>
    <style:style style:name="ro7" style:family="table-row">
      <style:table-row-properties style:row-height="30.7pt" fo:break-before="auto" style:use-optimal-row-height="false"/>
    </style:style>
    <style:style style:name="ro8" style:family="table-row">
      <style:table-row-properties style:row-height="24.69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26.96pt" fo:break-before="auto" style:use-optimal-row-height="false"/>
    </style:style>
    <style:style style:name="ro12" style:family="table-row">
      <style:table-row-properties style:row-height="22.45pt" fo:break-before="auto" style:use-optimal-row-height="false"/>
    </style:style>
    <style:style style:name="ro13" style:family="table-row">
      <style:table-row-properties style:row-height="23.95pt" fo:break-before="auto" style:use-optimal-row-height="false"/>
    </style:style>
    <style:style style:name="ro14" style:family="table-row">
      <style:table-row-properties style:row-height="18.71pt" fo:break-before="auto" style:use-optimal-row-height="false"/>
    </style:style>
    <style:style style:name="ro15" style:family="table-row">
      <style:table-row-properties style:row-height="26.19pt" fo:break-before="auto" style:use-optimal-row-height="false"/>
    </style:style>
    <style:style style:name="ro16" style:family="table-row">
      <style:table-row-properties style:row-height="21.71pt" fo:break-before="auto" style:use-optimal-row-height="false"/>
    </style:style>
    <style:style style:name="ro17" style:family="table-row">
      <style:table-row-properties style:row-height="29.2pt" fo:break-before="auto" style:use-optimal-row-height="false"/>
    </style:style>
    <style:style style:name="ro18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ERES_PCB1-A64-MAIN_Rev.B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0" table:number-columns-repeated="1020"/>
        </table:table-row>
        <table:table-row table:style-name="ro2">
          <table:table-cell table:style-name="ce2" office:value-type="string" calcext:value-type="string">
            <text:p>0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4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1206 0.01 OHM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78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0.8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10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1 K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20,R8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R26,R29,R55,R56,R5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.5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107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30,R35,R5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C1,C2,C3,C4,C6,C7,C8,C9,C11,C12,C13,C14,C15,C17,C18,C19,C20,C22,C23,C24,C25,C28,C29,C30,C31,C32,C33,C34,C35,C37,C39,C40,C44,C46,C48,C50,C51,C52,C60,C63,C65,C66,C67,C72,C73,C74,C75,C79,C81,C82,C83,C86,C90,C92,C96,C104,C109,C110,C114,C115,C117,C123,C127,C130,C132,C134,C155,C156,C158,C177,C186,C189,C191,C195,C197,C141,C202,C203,C207,C208,C209,C210,C2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0 PF 50V C0G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199,C20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OHM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10 K 5%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R21,R23,R31,R37,R39,R40,R42,R43,R52,R64,R85,R95,R11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4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M 5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9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 NF X7R 50VD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80,C58,C97,C1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 PF NP0 50VD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105,C183,C18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/>
            <text:p>SMD КОНД 0603 10 UF 6.3V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C176,C5,C10,C16,C21,C26,C42,C47,C49,C53,C54,C57,C59,C76,C85,C89,C91,C116,C121,C122,C124,C125,C126,C128,C129,C131,C133,C136,C138,C139,C140,C143,C144,C145,C146,C147,C148,C149,C150,C151,C152,C153,C154,C157,C159,C161,C162,C164,C165,C166,C167,C168,C169,C170,C171,C172,C173,C175,C178,C179,C188,C19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2 K 1%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63,R66,R8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SMD РЕЗОНАТОР КВАРЦ - 12 MHZ 30ppm 20p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Q1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3 K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4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R22,R25,R28,R89,R91,R92,R8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M 5%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18,R3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ДИОД 1N5822 (SS34) SMA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D2,D3,D4</text:p>
          </table:table-cell>
          <table:table-cell table:style-name="ce4" office:value-type="string" calcext:value-type="string">
            <text:p>SMA-KA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/>
            <text:p>SMD КОНД 0603 1 UF 10V X5R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C27,C36,C38,C43,C45,C55,C87,C102,C112,C113,C120,C135,C137,C142,C160,C163,C181,C182,C190,C194,C196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SMD РЕЗ 0402 2.2 K 5%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R47,R50,R75,R77,R82,R88,R90,R87,R94,R9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SMD КОНД 0805 2.2 UF 50VDC X5R 10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204</text:p>
          </table:table-cell>
          <table:table-cell table:style-name="ce2" office:value-type="string" calcext:value-type="string">
            <text:p>R_0805_5MIL_DWS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КОНД 0603 2.2 UF X5R 6.3VDC 10%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56,C6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00 K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2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2.1 K 1%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19,R59,R65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99,C10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R3,R4,R33,R34,R54,R68,R69,R100,R101,R102,R103,R104,R105,R106,R5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95,C84,C103,C108,C20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40 OHM 1%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7,R9,R1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2">
          <table:table-cell table:style-name="ce3" office:value-type="string" calcext:value-type="string">
            <text:p>E3SB 27.000MHz/20ppm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4</text:p>
          </table:table-cell>
          <table:table-cell table:style-name="ce3" office:value-type="string" calcext:value-type="string">
            <text:p>TSX-3.2x2.5mm_GND(3)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РЕЗ 0402 2 K 1%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R1,R5,R8,R11,R12,R7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3.3 nH +-0.3 n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1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88,C94,C185,C187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38,R5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4.7 UF 6.3V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93,C41,C62,C10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7 K 5%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15,R44,R46,R6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3">
          <table:table-cell table:style-name="ce2" office:value-type="string" calcext:value-type="string">
            <text:p/>
            <text:p>SMD КОНД 0805 47 UF 6.3V 20%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C64,C68,C69,C70,C71,C77,C78,C118,C119,C180,C193,C198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SB24.000F20E15/5x3.2mm/20ppm/20p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Q3</text:p>
          </table:table-cell>
          <table:table-cell table:style-name="ce2" office:value-type="string" calcext:value-type="string">
            <text:p>Q5x3.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603 680 OHM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45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8.25 K 1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8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lWinner-A64(FBGA396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1</text:p>
          </table:table-cell>
          <table:table-cell table:style-name="ce2" office:value-type="string" calcext:value-type="string">
            <text:p>FBGA39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X634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17</text:p>
          </table:table-cell>
          <table:table-cell table:style-name="ce3" office:value-type="string" calcext:value-type="string">
            <text:p>BGA_8x8mm_81p_0.8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XP803(QFN68_8x8mm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14</text:p>
          </table:table-cell>
          <table:table-cell table:style-name="ce2" office:value-type="string" calcext:value-type="string">
            <text:p>QFN6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TTCON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TERY1</text:p>
          </table:table-cell>
          <table:table-cell table:style-name="ce3" office:value-type="string" calcext:value-type="string">
            <text:p>BATCONN-TERES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14">
          <table:table-cell table:style-name="ce2" office:value-type="string" calcext:value-type="string">
            <text:p>SMD ТРАНЗИСТОР SOT23 BSS138 F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СЪЕДИНИТЕЛ FPV-WZA21-06-LF (TERES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B1,USB3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СЪЕДИНИТЕЛ FPV-WZA21-12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UEXT1</text:p>
          </table:table-cell>
          <table:table-cell table:style-name="ce2" office:value-type="string" calcext:value-type="string">
            <text:p>FPV-WZB21-12-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СЪЕДИНИТЕЛ FPV-WZA21-40L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1</text:p>
          </table:table-cell>
          <table:table-cell table:style-name="ce2" office:value-type="string" calcext:value-type="string">
            <text:p>FPV-WZA21-40-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603/600R/200mA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B1,FB2,FB3,FB4,L4,FB5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805/600R/2A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L1,L2,L3,L5,L6,L7,L8,L9,L10,L12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FUSE FSMD035-1206 (NANOSMDC035F-2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FUSE1</text:p>
          </table:table-cell>
          <table:table-cell table:style-name="ce2" office:value-type="string" calcext:value-type="string">
            <text:p>FUSE-12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GL850G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12</text:p>
          </table:table-cell>
          <table:table-cell table:style-name="ce2" office:value-type="string" calcext:value-type="string">
            <text:p>SSOP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RED/060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HG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ED/Green/060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LED3,LED1,LED2,PWR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СЪЕДИНИТЕЛ HDMI-1.55MM-DIP (TERES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HDMI1</text:p>
          </table:table-cell>
          <table:table-cell table:style-name="ce2" office:value-type="string" calcext:value-type="string">
            <text:p>HDMI-MINI-TER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SMRH103R-220M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1</text:p>
          </table:table-cell>
          <table:table-cell table:style-name="ce3" office:value-type="string" calcext:value-type="string">
            <text:p>HSMRH103R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SMRH103R-2R5M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6</text:p>
          </table:table-cell>
          <table:table-cell table:style-name="ce3" office:value-type="string" calcext:value-type="string">
            <text:p>HSMRH103R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10">
          <table:table-cell table:style-name="ce2" office:value-type="string" calcext:value-type="string">
            <text:p>SMD КЛЮЧ БУТОН IT-1185AU2-160G-G-TR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BOOT1,RESET1</text:p>
          </table:table-cell>
          <table:table-cell table:style-name="ce2" office:value-type="string" calcext:value-type="string">
            <text:p>uTACTIL</text:p>
          </table:table-cell>
          <table:table-cell table:number-columns-repeated="1020"/>
        </table:table-row>
        <table:table-row table:style-name="ro15">
          <table:table-cell table:style-name="ce2" office:value-type="string" calcext:value-type="string">
            <text:p>K4B4G1646Q-HYK0(FBGA-96_256Mx16_DDR3-1600_11-11-11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2,U3</text:p>
          </table:table-cell>
          <table:table-cell table:style-name="ce2" office:value-type="string" calcext:value-type="string">
            <text:p>FBGA96(HYNIX_SAMSUNG_512MX16_DDR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СЪЕДИНИТЕЛ LCD30P-0.5MM-0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DP1</text:p>
          </table:table-cell>
          <table:table-cell table:style-name="ce2" office:value-type="string" calcext:value-type="string">
            <text:p>eDP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C-306_32.768KHZ/SMD_8038/6p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Q2</text:p>
          </table:table-cell>
          <table:table-cell table:style-name="ce2" office:value-type="string" calcext:value-type="string">
            <text:p>MC306-HS</text:p>
          </table:table-cell>
          <table:table-cell table:number-columns-repeated="1020"/>
        </table:table-row>
        <table:table-row table:style-name="ro15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SB-OTG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MT3608 (SOT23-6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13,U16</text:p>
          </table:table-cell>
          <table:table-cell table:style-name="ce2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TFC4GACAANA-4M_IT(TBGA100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5</text:p>
          </table:table-cell>
          <table:table-cell table:style-name="ce2" office:value-type="string" calcext:value-type="string">
            <text:p>TBGA100</text:p>
          </table:table-cell>
          <table:table-cell table:number-columns-repeated="1020"/>
        </table:table-row>
        <table:table-row table:style-name="ro13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DC-055 (TERES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C5</text:p>
          </table:table-cell>
          <table:table-cell table:style-name="ce2" office:value-type="string" calcext:value-type="string">
            <text:p>DC-055-TERES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РЕЗ.МАТРИЦА (4x0402) 22 OHM 5%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M6</text:p>
          </table:table-cell>
          <table:table-cell table:style-name="ce2" office:value-type="string" calcext:value-type="string">
            <text:p>RA0805_(4X0402)_xx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.МАТРИЦА (4x0603) 100 K 5%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M7,RM9,RM12</text:p>
          </table:table-cell>
          <table:table-cell table:style-name="ce2" office:value-type="string" calcext:value-type="string">
            <text:p>RA1206_(4X0603)_4B8_xx</text:p>
          </table:table-cell>
          <table:table-cell table:number-columns-repeated="1020"/>
        </table:table-row>
        <table:table-row table:style-name="ro16">
          <table:table-cell table:style-name="ce2" office:value-type="string" calcext:value-type="string">
            <text:p>RTL8723BS(ComboModule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11</text:p>
          </table:table-cell>
          <table:table-cell table:style-name="ce2" office:value-type="string" calcext:value-type="string">
            <text:p>RL-SM02BD(RTL8723B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ВАРИСТОР SMBJ6.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1</text:p>
          </table:table-cell>
          <table:table-cell table:style-name="ce2" office:value-type="string" calcext:value-type="string">
            <text:p>DO214A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K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PK1</text:p>
          </table:table-cell>
          <table:table-cell table:style-name="ce3" office:value-type="string" calcext:value-type="string">
            <text:p>CON-SPK-TERES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12">
          <table:table-cell table:style-name="ce2" office:value-type="string" calcext:value-type="string">
            <text:p>SWPA3015S1R5NT(1.5uH/2.30A/DCR&lt;0.1R/CD32)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L14,L19,L20</text:p>
          </table:table-cell>
          <table:table-cell table:style-name="ce2" office:value-type="string" calcext:value-type="string">
            <text:p>CD32</text:p>
          </table:table-cell>
          <table:table-cell table:number-columns-repeated="1020"/>
        </table:table-row>
        <table:table-row table:style-name="ro13">
          <table:table-cell table:style-name="ce2" office:value-type="string" calcext:value-type="string">
            <text:p>SWPA4018S1R5NT(1.5uH/3.35A/DCR&lt;0.1R/CD43)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L15,L17,L18</text:p>
          </table:table-cell>
          <table:table-cell table:style-name="ce2" office:value-type="string" calcext:value-type="string">
            <text:p>CD42(4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Y6280AAC(SOT23-5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6,U9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CS40DPR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HALLSW1</text:p>
          </table:table-cell>
          <table:table-cell table:style-name="ce3" office:value-type="string" calcext:value-type="string">
            <text:p>SOT23</text:p>
          </table:table-cell>
          <table:table-cell table:style-name="ce11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ИС TS4871ID-LF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18,U19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SMD СЪЕДИНИТЕЛ USB-3.5MM-DIP (TERES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SB1</text:p>
          </table:table-cell>
          <table:table-cell table:style-name="ce2" office:value-type="string" calcext:value-type="string">
            <text:p>USB-A-TE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PM1481(DFN2X2-6L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1</text:p>
          </table:table-cell>
          <table:table-cell table:style-name="ce2" office:value-type="string" calcext:value-type="string">
            <text:p>DFN2x2-6L</text:p>
          </table:table-cell>
          <table:table-cell table:number-columns-repeated="1020"/>
        </table:table-row>
        <table:table-row table:style-name="ro17">
          <table:table-cell table:style-name="ce1" office:value-type="string" calcext:value-type="string" table:number-columns-spanned="4" table:number-rows-spanned="1">
            <text:p>List of d.n.p. components</text:p>
          </table:table-cell>
          <table:covered-table-cell table:style-name="ce2"/>
          <table:covered-table-cell table:style-name="ce7"/>
          <table:covered-table-cell table:style-name="ce2"/>
          <table:table-cell table:number-columns-repeated="1020"/>
        </table:table-row>
        <table:table-row table:style-name="ro17">
          <table:table-cell table:style-name="ce2" office:value-type="string" calcext:value-type="string">
            <text:p>RCLAMP0524P(SLP2510P8)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U4,U7,U8,U10,U15</text:p>
          </table:table-cell>
          <table:table-cell table:style-name="ce2" office:value-type="string" calcext:value-type="string">
            <text:p>SLP2510P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 1N5819/SS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5</text:p>
          </table:table-cell>
          <table:table-cell table:style-name="ce2" office:value-type="string" calcext:value-type="string">
            <text:p>SOD106-R-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 2.2uF/50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206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100K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16,R1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na)10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2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8">
          <table:table-cell table:style-name="ce2" office:value-type="string" calcext:value-type="string">
            <text:p>NA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R6,R96,R97,R98,R62,R70,R71,R72,R73,R76,R7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0R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6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0k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6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0uF/6.3V/0603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17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1k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8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243R/1%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13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5025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FUSE2</text:p>
          </table:table-cell>
          <table:table-cell table:style-name="ce2" office:value-type="string" calcext:value-type="string">
            <text:p>FUSE-50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(HN1x3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BG_UART1</text:p>
          </table:table-cell>
          <table:table-cell table:style-name="ce2" office:value-type="string" calcext:value-type="string">
            <text:p>HN1x3</text:p>
          </table:table-cell>
          <table:table-cell table:number-columns-repeated="1020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TERES_PCB1-A64-MAIN_Rev.B'.A1:'TERES_PCB1-A64-MAIN_Rev.B'.D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35:12.57116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0:42:41.174617085</dc:date>
    <meta:editing-duration>PT1H28M51S</meta:editing-duration>
    <meta:editing-cycles>23</meta:editing-cycles>
    <meta:generator>LibreOffice/5.2.2.2$Linux_X86_64 LibreOffice_project/20m0$Build-2</meta:generator>
    <meta:print-date>2016-10-06T11:07:03.916245538</meta:print-date>
    <meta:document-statistic meta:table-count="1" meta:cell-count="388" meta:object-count="0"/>
  </office:meta>
</office:document-meta>
</file>